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, 'Arial Unicode MS'"/>
    <style:font-face style:name="Arial1" svg:font-family="Arial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yle-1">
      <style:text-properties fo:color="#000000" style:font-name="Arial" fo:font-size="11pt" style:font-size-asian="11pt" style:font-name-complex="Arial" style:font-size-complex="11pt"/>
    </style:style>
    <style:style style:name="P2" style:family="paragraph" style:parent-style-name="Style-1">
      <style:paragraph-properties fo:line-height="115%"/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yle-1">
      <style:paragraph-properties fo:text-align="justify" style:justify-single-word="false"/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yle-1" style:master-page-name="Standard">
      <style:paragraph-properties style:page-number="auto"/>
      <style:text-properties fo:color="#000000" style:font-name="Arial" fo:font-size="16pt" style:font-size-asian="16pt" style:font-name-complex="Arial" style:font-size-complex="16pt"/>
    </style:style>
    <style:style style:name="P5" style:family="paragraph" style:parent-style-name="ListStyle" style:list-style-name="WW8Num7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6" style:family="paragraph" style:parent-style-name="ListStyle" style:list-style-name="WW8Num8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7" style:family="paragraph" style:parent-style-name="ListStyle" style:list-style-name="WW8Num9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8" style:family="paragraph" style:parent-style-name="ListStyle" style:list-style-name="WW8Num12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ListStyle" style:list-style-name="WW8Num13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ListStyle" style:list-style-name="WW8Num14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ListStyle" style:list-style-name="WW8Num15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2" style:family="paragraph" style:parent-style-name="ListStyle" style:list-style-name="WW8Num16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3" style:family="paragraph" style:parent-style-name="ListStyle" style:list-style-name="WW8Num17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4" style:family="paragraph" style:parent-style-name="ListStyle" style:list-style-name="WW8Num18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5" style:family="paragraph" style:parent-style-name="ListStyle" style:list-style-name="WW8Num19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6" style:family="paragraph" style:parent-style-name="ListStyle" style:list-style-name="WW8Num20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7" style:family="paragraph" style:parent-style-name="ListStyle" style:list-style-name="WW8Num21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ListStyle" style:list-style-name="WW8Num22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ListStyle" style:list-style-name="WW8Num23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ListStyle" style:list-style-name="WW8Num24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1" style:family="paragraph" style:parent-style-name="ListStyle" style:list-style-name="WW8Num25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2" style:family="paragraph" style:parent-style-name="ListStyle" style:list-style-name="WW8Num26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3" style:family="paragraph" style:parent-style-name="ListStyle" style:list-style-name="WW8Num27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4" style:family="paragraph" style:parent-style-name="ListStyle" style:list-style-name="WW8Num28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5" style:family="paragraph" style:parent-style-name="ListStyle" style:list-style-name="WW8Num29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6" style:family="paragraph" style:parent-style-name="ListStyle" style:list-style-name="WW8Num30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7" style:family="paragraph" style:parent-style-name="ListStyle" style:list-style-name="WW8Num31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8" style:family="paragraph" style:parent-style-name="ListStyle" style:list-style-name="WW8Num32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9" style:family="paragraph" style:parent-style-name="ListStyle" style:list-style-name="WW8Num33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0" style:family="paragraph" style:parent-style-name="ListStyle" style:list-style-name="WW8Num34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1" style:family="paragraph" style:parent-style-name="ListStyle" style:list-style-name="WW8Num35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2" style:family="paragraph" style:parent-style-name="ListStyle" style:list-style-name="WW8Num36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3" style:family="paragraph" style:parent-style-name="ListStyle" style:list-style-name="WW8Num37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4" style:family="paragraph" style:parent-style-name="ListStyle" style:list-style-name="WW8Num38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5" style:family="paragraph" style:parent-style-name="ListStyle" style:list-style-name="WW8Num39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6" style:family="paragraph" style:parent-style-name="ListStyle" style:list-style-name="WW8Num6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7" style:family="paragraph" style:parent-style-name="ListStyle" style:list-style-name="WW8Num40">
      <style:paragraph-properties fo:line-height="115%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8" style:family="paragraph" style:parent-style-name="ListStyle" style:list-style-name="WW8Num10">
      <style:paragraph-properties fo:line-height="115%">
        <style:tab-stops>
          <style:tab-stop style:position="1.27cm"/>
        </style:tab-stops>
      </style:paragraph-properties>
    </style:style>
    <style:style style:name="P39" style:family="paragraph" style:parent-style-name="ListStyle" style:list-style-name="WW8Num11">
      <style:paragraph-properties fo:line-height="115%">
        <style:tab-stops>
          <style:tab-stop style:position="1.27cm"/>
        </style:tab-stops>
      </style:paragraph-properties>
    </style:style>
    <style:style style:name="T1" style:family="text">
      <style:text-properties fo:color="#000000" style:font-name="Arial" fo:font-size="11pt" style:font-size-asian="11pt" style:font-name-complex="Arial" style:font-size-complex="11pt"/>
    </style:style>
    <style:style style:name="T2" style:family="text">
      <style:text-properties fo:color="#000000" style:font-name="Arial" fo:font-size="11pt" fo:font-style="normal" style:font-size-asian="11pt" style:font-style-asian="normal" style:font-name-complex="Arial" style:font-size-complex="11pt" style:font-style-complex="normal"/>
    </style:style>
    <style:style style:name="T3" style:family="text">
      <style:text-properties officeooo:rsid="0018a7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enario</text:p>
      <text:p text:style-name="Style-1"/>
      <text:p text:style-name="P3">Two players would like to play Mancala game. Player's 1 name is Bob and Player's 2 name is Andy. They:</text:p>
      <text:list xml:id="list513147106" text:style-name="WW8Num7">
        <text:list-item>
          <text:p text:style-name="P5">Open Mancala environment</text:p>
        </text:list-item>
        <text:list-item>
          <text:p text:style-name="P5">Push help button and read the rules</text:p>
        </text:list-item>
        <text:list-item>
          <text:p text:style-name="P5">Start game (two players)</text:p>
        </text:list-item>
        <text:list-item>
          <text:p text:style-name="P5">Bob chooses pit 3b.It is Bob's turn.</text:p>
        </text:list-item>
      </text:list>
      <text:p text:style-name="P2"><text:s text:c="3"/>1b: 5 | 2b: 5 | 3b: 0 | 4b: 4 | 5b: 4 | 6b: 4</text:p>
      <text:p text:style-name="P2"><text:s text:c="2"/>1 -----+------+------+------+------+------------ 0</text:p>
      <text:p text:style-name="P2"><text:s text:c="4"/>6a: 5 | 5a: 4 | 4a: 4 | 3a: 4 | 2a: 4 | 1a: 4</text:p>
      <text:list xml:id="list660512603" text:style-name="WW8Num8">
        <text:list-item>
          <text:p text:style-name="P6">Andy chooses pit 4a and the last stone goes to store.</text:p>
        </text:list-item>
      </text:list>
      <text:p text:style-name="P2"><text:s text:c="4"/>1b: 5 | 2b: 5 | 3b: 0 | 4b: 4 | 5b: 4 | 6b: 4</text:p>
      <text:p text:style-name="P2"><text:s text:c="2"/>1 -----+------+------+------+------+----- ------- 1</text:p>
      <text:p text:style-name="P2"><text:s text:c="4"/>6a: 5 | 5a: 4 | 4a: 0 | 3a: 5 | 2a: 5 | 1a: 5</text:p>
      <text:list xml:id="list2143946498" text:style-name="WW8Num9">
        <text:list-item>
          <text:p text:style-name="P7">Andy gets free turn and chooses pit 5a</text:p>
        </text:list-item>
      </text:list>
      <text:p text:style-name="P2"><text:s text:c="4"/>1b: 5 | 2b: 5 | 3b: 0 | 4b: 4 | 5b: 4 | 6b: 4</text:p>
      <text:p text:style-name="P2"><text:s text:c="2"/>1 -----+------+------+------+------+------------- 1</text:p>
      <text:p text:style-name="P2"><text:s text:c="4"/>6a: 5 | 5a: 0 | 4a: 1 | 3a: 6 | 2a: 6 | 1a: 6</text:p>
      <text:list xml:id="list1019010019" text:style-name="WW8Num10">
        <text:list-item>
          <text:p text:style-name="P38"><text:span text:style-name="T1">Bob chooses pit 4b and the last stone goes to store.</text:span><text:span text:style-name="T2"> </text:span></text:p>
        </text:list-item>
      </text:list>
      <text:p text:style-name="P2"><text:s text:c="3"/>1b: 6 | 2b: 6 | 3b: 1 | 4b: 0 | 5b: 4 | 6b: 4</text:p>
      <text:p text:style-name="P2"><text:s text:c="2"/>2 -----+------+------+------+------+----------- <text:s/>1</text:p>
      <text:p text:style-name="P2"><text:s text:c="4"/>6a: 5 | 5a: 0 | 4a: 1 | 3a: 6 | 2a: 6 | 1a: 6</text:p>
      <text:list xml:id="list1806601504" text:style-name="WW8Num11">
        <text:list-item>
          <text:p text:style-name="P39"><text:span text:style-name="T1">Bob gets free turn and chooses pit 2b.</text:span></text:p>
        </text:list-item>
      </text:list>
      <text:p text:style-name="P2"><text:s text:c="3"/>1b: 7 | 2b: 0 | 3b: 1 | 4b: 0 | 5b: 4 | 6b: 4</text:p>
      <text:p text:style-name="P2"><text:s text:c="2"/>3 -----+------+------+------+------+------------- 1</text:p>
      <text:p text:style-name="P2"><text:s text:c="4"/>6a: 6 | 5a: 1 | 4a: 2 | 3a: 7 | 2a: 6 | 1a: 6</text:p>
      <text:list xml:id="list739964956" text:style-name="WW8Num12">
        <text:list-item>
          <text:p text:style-name="P8">Andy chooses pit 6a (User story 7)</text:p>
        </text:list-item>
      </text:list>
      <text:p text:style-name="P2"><text:s text:c="3"/>1b: 7 | 2b: 0 | 3b: 1 | 4b: 0 | 5b: 4 | 6b: 4</text:p>
      <text:p text:style-name="P2"><text:s text:c="2"/>3 -----+------+------+------+------+------------ <text:s/>2</text:p>
      <text:p text:style-name="P2"><text:s text:c="4"/>6a: 0 | 5a: 2 | 4a: 3 | 3a: 8 | 2a: 7 | 1a: 7</text:p>
      <text:list xml:id="list961488856" text:style-name="WW8Num13">
        <text:list-item>
          <text:p text:style-name="P9">Andy gets free turn and chooses pit 1a</text:p>
        </text:list-item>
      </text:list>
      <text:p text:style-name="P2"><text:s text:c="4"/>1b: 8 | 2b: 1 | 3b: 2 | 4b: 1 | 5b: 5 | 6b: 5</text:p>
      <text:p text:style-name="P2"><text:s text:c="2"/>3 -----+------+------+------+------+------------ <text:s/>3</text:p>
      <text:p text:style-name="P2"><text:s text:c="4"/>6a: 0 | 5a: 2 | 4a: 3 | 3a: 8 | 2a: 7 | 1a: 0</text:p>
      <text:list xml:id="list1728342937" text:style-name="WW8Num14">
        <text:list-item>
          <text:p text:style-name="P10">Bob chooses pit 5b</text:p>
        </text:list-item>
      </text:list>
      <text:p text:style-name="P2"><text:s text:c="4"/>1b: 9 | 2b: 2 | 3b: 3 | 4b: 2 | 5b: 0 | 6b: 5</text:p>
      <text:p text:style-name="P2"><text:s text:c="2"/>4 -----+------+------+------+------+------------ <text:s/>3</text:p>
      <text:p text:style-name="P2"><text:s text:c="4"/>6a: 0 | 5a: 2 | 4a: 3 | 3a: 8 | 2a: 7 | 1a: 0</text:p>
      <text:list xml:id="list1480344722" text:style-name="WW8Num15">
        <text:list-item>
          <text:p text:style-name="P11">Bob get free turn and chooses pit 3b</text:p>
        </text:list-item>
      </text:list>
      <text:p text:style-name="P2"><text:s text:c="4"/>1b:10 | 2b: 3 | 3b: 0 | 4b: 2 | 5b: 0 | 6b: 5</text:p>
      <text:p text:style-name="P2"><text:s text:c="2"/>5 -----+------+------+------+------+------------- <text:s/>3</text:p>
      <text:p text:style-name="P2"><text:s text:c="4"/>6a: 0 | 5a: 2 | 4a: 3 | 3a: 8 | 2a: 7 | 1a: 0</text:p>
      <text:list xml:id="list1324945739" text:style-name="WW8Num16">
        <text:list-item>
          <text:p text:style-name="P12">Bob get free turn and chooses pit 2b</text:p>
        </text:list-item>
      </text:list>
      <text:p text:style-name="P2"><text:s text:c="2"/></text:p>
      <text:p text:style-name="P2"><text:soft-page-break/><text:s text:c="4"/>1b:11 | 2b: 0 | 3b: 0 | 4b: 2 | 5b: 0 | 6b: 5</text:p>
      <text:p text:style-name="P2"><text:s text:c="2"/>6 -----+------+------+------+------+------------- <text:s/>3</text:p>
      <text:p text:style-name="P2"><text:s text:c="4"/>6a: 1 | 5a: 2 | 4a: 3 | 3a: 8 | 2a: 7 | 1a: 0</text:p>
      <text:list xml:id="list842221109" text:style-name="WW8Num17">
        <text:list-item>
          <text:p text:style-name="P13">Andy chooses pit 4a and captures Bob's 5 stones from pit 6b.</text:p>
        </text:list-item>
      </text:list>
      <text:p text:style-name="P2"><text:s text:c="4"/>1b:11 | 2b: 0 | 3b: 0 | 4b: 2 | 5b: 0 | 6b: 0</text:p>
      <text:p text:style-name="P2"><text:s text:c="2"/>6 -----+------+------+------+------+------------- <text:s/>9</text:p>
      <text:p text:style-name="P2"><text:s text:c="4"/>6a: 1 | 5a: 2 | 4a: 0 | 3a: 9 <text:s/>| 2a: 8 | 1a: 0</text:p>
      <text:list xml:id="list1994825335" text:style-name="WW8Num18">
        <text:list-item>
          <text:p text:style-name="P14">Bob chooses pit 4b and captures Andy's 2 stones from pit 2a.</text:p>
        </text:list-item>
      </text:list>
      <text:p text:style-name="P2"><text:s text:c="3"/>1b:11 | 2b: 0 | 3b: 1 | 4b: 0 | 5b: 0 | 6b: 0</text:p>
      <text:p text:style-name="P2"><text:s text:c="2"/>9 -----+------+------+------+------+------------ <text:s/>9</text:p>
      <text:p text:style-name="P2"><text:s text:c="4"/>6a: 1 | 5a: 0 | 4a: 0 | 3a: 9 | 2a: 8 | 1a: 0</text:p>
      <text:list xml:id="list854317643" text:style-name="WW8Num19">
        <text:list-item>
          <text:p text:style-name="P15">Andy chooses pit 6a</text:p>
        </text:list-item>
      </text:list>
      <text:p text:style-name="P2"><text:s text:c="4"/>1b:11 | 2b: 0 | 3b: 1 | 4b: 0 | 5b: 0 | 6b: 0</text:p>
      <text:p text:style-name="P2"><text:s text:c="2"/>9 -----+------+------+------+------+------------- <text:s/>9</text:p>
      <text:p text:style-name="P2"><text:s text:c="4"/>6a: 0 | 5a: 1 | 4a: 0 | 3a: 9 | 2a: 8 <text:s/>| 1a: 0</text:p>
      <text:list xml:id="list2096497794" text:style-name="WW8Num20">
        <text:list-item>
          <text:p text:style-name="P16">Bob chooses pit 1b (User story 9)</text:p>
        </text:list-item>
      </text:list>
      <text:p text:style-name="P2"><text:s text:c="4"/>1b: 0 | 2b: 0 | 3b: 2 | 4b: 1 | 5b: 1 | 6b: 1</text:p>
      <text:p text:style-name="P2"><text:s/>10 -----+------+------+------+------+------------ <text:s/>9</text:p>
      <text:p text:style-name="P2"><text:s text:c="4"/>6a: 1 | 5a: 2 | 4a: 1 | 3a:10 | 2a: 9 | 1a: 1</text:p>
      <text:list xml:id="list312765962" text:style-name="WW8Num21">
        <text:list-item>
          <text:p text:style-name="P17">Andy chooses pit 1a</text:p>
        </text:list-item>
      </text:list>
      <text:p text:style-name="P2"><text:s text:c="4"/>1b: 0 | 2b: 0 | 3b: 2 | 4b: 1 | 5b: 1 | 6b: 1</text:p>
      <text:p text:style-name="P2"><text:s/>10 -----+------+------+------+------+------------- 10</text:p>
      <text:p text:style-name="P2"><text:s text:c="4"/>6a: 1 | 5a: 2 | 4a: 1 | 3a:10 | 2a: 9 | 1a: 0</text:p>
      <text:list xml:id="list1307212806" text:style-name="WW8Num22">
        <text:list-item>
          <text:p text:style-name="P18">Andy gets free turn and chooses pit 4a</text:p>
        </text:list-item>
      </text:list>
      <text:p text:style-name="P2"><text:s text:c="4"/>1b: 0 | 2b: 0 | 3b: 2 | 4b: 1 | 5b: 1 | 6b: 1</text:p>
      <text:p text:style-name="P2"><text:s/>10 -----+------+------+------+------+------------- 10</text:p>
      <text:p text:style-name="P2"><text:s text:c="4"/>6a: 1 | 5a: 2 | 4a: 0 | 3a:11 | 2a: 9 | 1a: 0</text:p>
      <text:list xml:id="list292091453" text:style-name="WW8Num23">
        <text:list-item>
          <text:p text:style-name="P19">Bob chooses pit 3b</text:p>
        </text:list-item>
      </text:list>
      <text:p text:style-name="P2"><text:s text:c="4"/>1b: 0 | 2b: 1 | 3b: 0 | 4b: 1 | 5b: 1 | 6b: 1</text:p>
      <text:p text:style-name="P2"><text:s/>12 -----+------+------+------+------+------------- 10</text:p>
      <text:p text:style-name="P2"><text:s text:c="4"/>6a: 0 | 5a: 2 | 4a: 0 | 3a:11 | 2a: 9 | 1a: 0</text:p>
      <text:list xml:id="list1613346340" text:style-name="WW8Num24">
        <text:list-item>
          <text:p text:style-name="P20">Andy chooses pit 5a (User story 11) </text:p>
        </text:list-item>
      </text:list>
      <text:p text:style-name="P2"><text:s text:c="4"/>1b: 0 | 2b: 1 | 3b: 0 | 4b: 1 | 5b: 1 | 6b: 1</text:p>
      <text:p text:style-name="P2"><text:s/>12 -----+------+------+------+------+----- 10</text:p>
      <text:p text:style-name="P2"><text:s text:c="4"/>6a: 0 | 5a: 0 | 4a: 1 | 3a:12 | 2a: 9 | 1a: 0</text:p>
      <text:list xml:id="list1454915625" text:style-name="WW8Num25">
        <text:list-item>
          <text:p text:style-name="P21">Bob chooses pit 4b and captures Andy stone from opponent pit 4a</text:p>
        </text:list-item>
      </text:list>
      <text:p text:style-name="P2"><text:s text:c="3"/>1b: 0 | 2b: 1 | 3b: 0 <text:s/>| 4b: 0 <text:s/>| 5b: 1 <text:s/>| 6b: 1</text:p>
      <text:p text:style-name="P2"><text:s/>14 -----+------+------+------+------+-------------- 10</text:p>
      <text:p text:style-name="P2"><text:s text:c="4"/>6a: 0 | 5a: 0 | 4a: 0 | 3a:12 | 2a: 9 | 1a: 0</text:p>
      <text:list xml:id="list520229369" text:style-name="WW8Num26">
        <text:list-item>
          <text:p text:style-name="P22">Andy chooses pit 2a and captures Bob <text:s/>stones from pit</text:p>
        </text:list-item>
      </text:list>
      <text:p text:style-name="P2"><text:s text:c="3"/>1b: 0 | 2b: 2 | 3b: 1 | 4b: 1 | 5b: 2 | 6b: 2</text:p>
      <text:p text:style-name="P2"><text:s/>14 -----+------+------+------+------+------------- 13</text:p>
      <text:p text:style-name="P2"><text:s text:c="4"/>6a: 0 | 5a: 0 | 4a: 0 | 3a:12 | 2a: 0 | 1a: 1</text:p>
      <text:list xml:id="list1205415630" text:style-name="WW8Num27">
        <text:list-item>
          <text:p text:style-name="P23">Bob chooses pit 5b</text:p>
        </text:list-item>
      </text:list>
      <text:p text:style-name="P2"><text:soft-page-break/><text:s text:c="4"/>1b: 0 | 2b: 2 | 3b: 2 | 4b: 2 | 5b: 0 | 6b: 2</text:p>
      <text:p text:style-name="P2"><text:s/>14 -----+------+------+------+------+------------- 13</text:p>
      <text:p text:style-name="P2"><text:s text:c="4"/>6a: 0 | 5a: 0 | 4a: 0 | 3a:12 | 2a: 0 | 1a: 1</text:p>
      <text:list xml:id="list1196463006" text:style-name="WW8Num28">
        <text:list-item>
          <text:p text:style-name="P24">Andy chooses pit 1a</text:p>
        </text:list-item>
      </text:list>
      <text:p text:style-name="P2"><text:s text:c="4"/>1b: 0 | 2b: 2 | 3b: 2 | 4b: 2 | 5b: 0 | 6b: 2</text:p>
      <text:p text:style-name="P2"><text:s/>14 -----+------+------+------+------+------------- 14</text:p>
      <text:p text:style-name="P2"><text:s text:c="4"/>6a: 0 | 5a: 0 | 4a: 0 | 3a:12 | 2a: 0 | 1a: 0</text:p>
      <text:list xml:id="list1166934605" text:style-name="WW8Num29">
        <text:list-item>
          <text:p text:style-name="P25">Andy get free turn and choses pit 3a </text:p>
        </text:list-item>
      </text:list>
      <text:p text:style-name="P2"><text:s text:c="3"/>1b: 1 | 2b: 3 | 3b: 0 | 4b: 3 | 5b: 1 | 6b: 3</text:p>
      <text:p text:style-name="P2"><text:s/>14 -----+------+------+------+------+------------ 19</text:p>
      <text:p text:style-name="P2"><text:s text:c="4"/>6a: 1 | 5a: 1 | 4a: 0 | 3a: 0 | 2a: 1 | 1a: 1</text:p>
      <text:list xml:id="list1716506155" text:style-name="WW8Num30">
        <text:list-item>
          <text:p text:style-name="P26">Bob chooses pit 1b</text:p>
        </text:list-item>
      </text:list>
      <text:p text:style-name="P2"><text:s text:c="4"/>b1: 0 | b2: 3 | b3: 0 | b4: 3 | b5: 1 | b6: 3</text:p>
      <text:p text:style-name="P2"><text:s/>15 -----+------+------+------+------+------------- 19</text:p>
      <text:p text:style-name="P2"><text:s text:c="4"/>6a: 1 | a5: 1 | a4: 0 | a3: 0 | a2: 1 | a1: 1</text:p>
      <text:list xml:id="list1415367404" text:style-name="WW8Num31">
        <text:list-item>
          <text:p text:style-name="P27">Bob get free turn and chooses pit 4b</text:p>
        </text:list-item>
      </text:list>
      <text:p text:style-name="P2"><text:s text:c="3"/>1b: 0 | 2b: 4 | 3b: 1 | 4b: 0 | 5b: 1 | 6b: 3</text:p>
      <text:p text:style-name="P2"><text:s/>17 -----+------+------+------+------+------------ 19</text:p>
      <text:p text:style-name="P2"><text:s text:c="4"/>6a: 0 | 5a: 1 | 4a: 0 | 3a: 0 | 2a: 1 | 1a: 1</text:p>
      <text:list xml:id="list119285806" text:style-name="WW8Num32">
        <text:list-item>
          <text:p text:style-name="P28">Andy chooses pit 1a</text:p>
        </text:list-item>
      </text:list>
      <text:p text:style-name="P2"><text:s text:c="4"/>1b: 0 | 2b: 4 | 3b: 1 | 4b: 0 | 5b: 1 | 6b: 3</text:p>
      <text:p text:style-name="P2"><text:s/>17 -----+------+------+------+------+------------ 20</text:p>
      <text:p text:style-name="P2"><text:s text:c="4"/>6a: 0 | 5a: 1 | 4a: 0 | 3a: 0 | 2a: 1 | 1a: 0</text:p>
      <text:list xml:id="list1588054417" text:style-name="WW8Num33">
        <text:list-item>
          <text:p text:style-name="P29">Andy get free turn and chooses pit 2a</text:p>
        </text:list-item>
      </text:list>
      <text:p text:style-name="P2"><text:s text:c="4"/>1b: 0 | 2b: 4 | 3b: 1 | 4b: 0 | 5b: 1 | 6b: 0</text:p>
      <text:p text:style-name="P2"><text:s/>17 -----+------+------+------+------+------------- 24</text:p>
      <text:p text:style-name="P2"><text:s text:c="4"/>6a: 0 | 5a: 1 | 4a: 0 | 3a: 0 | 2a: 0 | 1a: 0</text:p>
      <text:list xml:id="list1755111476" text:style-name="WW8Num34">
        <text:list-item>
          <text:p text:style-name="P30">Bob chooses pit 2b</text:p>
        </text:list-item>
      </text:list>
      <text:p text:style-name="P2"><text:s text:c="4"/>1b: 1 | 2b: 0 | 3b: 1 | 4b: 0 | 5b: 1 | b6: 0</text:p>
      <text:p text:style-name="P2"><text:s/>18 -----+------+------+------+------+------------- 24</text:p>
      <text:p text:style-name="P2"><text:s text:c="4"/>6a: 1 | 5a: 2 | 4a: 0 | 3a: 0 | 2a: 0 | 1a: 0</text:p>
      <text:list xml:id="list143150690" text:style-name="WW8Num35">
        <text:list-item>
          <text:p text:style-name="P31">Andy chooses pit 5a</text:p>
        </text:list-item>
      </text:list>
      <text:p text:style-name="P2"><text:s text:c="4"/>1b: 1 | 2b: 0 | 3b: 1 | 4b: 0 | 5b: 1 | 6b: 0</text:p>
      <text:p text:style-name="P2"><text:s/>18 -----+------+------+------+------+------------- 24</text:p>
      <text:p text:style-name="P2"><text:s text:c="4"/>6a: 1 | 5a: 0 | 4a: 1 | 3a: 1 | 2a: 0 | 1a: 0</text:p>
      <text:list xml:id="list250955010" text:style-name="WW8Num36">
        <text:list-item>
          <text:p text:style-name="P32">Bob chooses pit 1b</text:p>
        </text:list-item>
      </text:list>
      <text:p text:style-name="P2"><text:s text:c="3"/>1b: 0 | 2b: 0 | 3b: 1 | 4b: 0 | 5b: 1 | 6b: 0</text:p>
      <text:p text:style-name="P2"><text:s/>19 -----+------+------+------+------+------------ 24</text:p>
      <text:p text:style-name="P2"><text:s text:c="4"/>6a: 1 | 5a: 0 | 4a: 1 | 3a: 1 | 2a: 0 | 1a: 0</text:p>
      <text:list xml:id="list1530167824" text:style-name="WW8Num37">
        <text:list-item>
          <text:p text:style-name="P33">Bob get free turn,chooses pit 5b and captures stone from opponent pit 3a</text:p>
        </text:list-item>
      </text:list>
      <text:p text:style-name="P2"><text:s text:c="4"/>1b: 0 | 2b: 0 | 3b: 1 | 4b: 0 | 5b: 0 | 6b: 0</text:p>
      <text:p text:style-name="P2"><text:s/>21 -----+------+------+------+------+------------- 24</text:p>
      <text:p text:style-name="P2"><text:s text:c="4"/>6a: 1 | 5a: 0 | 4a: 1 | 3a: 0 | 2a: 0 | 1a: 0</text:p>
      <text:list xml:id="list634641095" text:style-name="WW8Num38">
        <text:list-item>
          <text:p text:style-name="P34">Andy chooses pit 4a</text:p>
        </text:list-item>
      </text:list>
      <text:p text:style-name="P2"><text:soft-page-break/><text:s text:c="3"/>1b: 0 | 2b: 0 | 3b: 1 | 4b: 0 | 5b: 0 | 6b: 0</text:p>
      <text:p text:style-name="P2"><text:s/>21 -----+------+------+------+------+------------ 24</text:p>
      <text:p text:style-name="P2"><text:s text:c="3"/>6a: 1 | 5a: 0 | 4a: 0 | 3a: 1 | 2a: 0 | 1a: 0</text:p>
      <text:list xml:id="list889810912" text:style-name="WW8Num39">
        <text:list-item>
          <text:p text:style-name="P35">Bob chooses pit 3b</text:p>
        </text:list-item>
      </text:list>
      <text:p text:style-name="P2"><text:s text:c="3"/>1b: 0 | 2b: 1 | 3b: 0 | 4b: 0 | 5b: 0 | 6b: 0</text:p>
      <text:p text:style-name="P2"><text:s/>21 -----+------+------+------+------+------------- 24</text:p>
      <text:p text:style-name="P2"><text:s text:c="4"/>6a: 1 | 5a: 0 | 4a: 0 | 3a: 1 | 2a: 0 | 1a: 0</text:p>
      <text:list xml:id="list1944196697" text:style-name="WW8Num6">
        <text:list-item>
          <text:p text:style-name="P36">Andy chooses pit 6a and win the game</text:p>
        </text:list-item>
      </text:list>
      <text:p text:style-name="P2"><text:s text:c="4"/>1b: 0 | 2b: 0 | 3b: 0 | 4b: 0 | 5b: 0 | 6b: 0</text:p>
      <text:p text:style-name="P2"><text:s/>21 -----+------+------+------+------+------------- 26</text:p>
      <text:p text:style-name="P2"><text:s text:c="4"/>6a: 0 | 5a: 0 | 4a: 0 | 3a: 1 | 2a: 0 | 1a: 0</text:p>
      <text:list xml:id="list1504973973" text:style-name="WW8Num40">
        <text:list-item>
          <text:p text:style-name="P37">Game over - stones left in pit 3a goes to Andy's store </text:p>
        </text:list-item>
      </text:list>
      <text:p text:style-name="P2"><text:s text:c="4"/>1b: 0 | 2b: 0 | 3b: 0 | 4b: 0 | 5b: 0 | 6b: 0</text:p>
      <text:p text:style-name="P2"><text:s/>21 -----+------+------+------+------+------------- 27</text:p>
      <text:p text:style-name="P2"><text:s text:c="4"/>6a: 0 | 5a: 0 | 4a: 0 | 3a: 0 | 2a: 0 | 1a: 0</text:p>
      <text:list xml:id="list527288168" text:continue-numbering="true" text:style-name="WW8Num40">
        <text:list-item>
          <text:p text:style-name="P37">Count stones in store and show the result</text:p>
        </text:list-item>
        <text:list-item>
          <text:p text:style-name="P37">Game environment offers to Bob and Andy to <text:span text:style-name="T3">play </text:span>“<text:span text:style-name="T3">New Game</text:span>”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, 'Arial Unicode MS'"/>
    <style:font-face style:name="Arial1" svg:font-family="Arial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yle-1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Style-2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WW8Num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5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6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7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8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9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0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3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5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6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7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8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19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0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3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5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6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7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8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9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0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3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5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6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7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38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WW8Num39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40z0" style:family="text"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WW-Absatz-Standardschriftart1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ListLabel_20_1" style:display-name="ListLabel 1" style:family="text">
      <style:text-properties fo:color="#000000" style:text-line-through-style="solid" style:text-line-through-type="double" fo:font-size="11pt" fo:font-style="italic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2T17:46:00</meta:creation-date>
    <dc:creator>Natalja Timofejeva</dc:creator>
    <dc:date>2010-12-01T01:57:15</dc:date>
    <meta:editing-cycles>4</meta:editing-cycles>
    <meta:editing-duration>PT00H10M31S</meta:editing-duration>
    <meta:generator>OpenOffice.org/3.2$Unix OpenOffice.org_project/320m19$Build-9505</meta:generator>
    <meta:document-statistic meta:table-count="0" meta:image-count="0" meta:object-count="0" meta:page-count="4" meta:paragraph-count="148" meta:word-count="1805" meta:character-count="6840"/>
    <meta:user-defined meta:name="Info 1"/>
    <meta:user-defined meta:name="Info 2"/>
    <meta:user-defined meta:name="Info 3"/>
    <meta:user-defined meta:name="Info 4"/>
  </office:meta>
</office:document-meta>
</file>